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097081" officeooo:paragraph-rsid="00097081"/>
    </style:style>
    <style:style style:name="P5" style:family="paragraph" style:parent-style-name="Title">
      <style:text-properties officeooo:rsid="00097081" officeooo:paragraph-rsid="00097081"/>
    </style:style>
    <style:style style:name="P6" style:family="paragraph" style:parent-style-name="Text_20_body">
      <style:text-properties officeooo:paragraph-rsid="0012d76e"/>
    </style:style>
    <style:style style:name="P7" style:family="paragraph" style:parent-style-name="Text_20_body">
      <style:text-properties officeooo:paragraph-rsid="00097081"/>
    </style:style>
    <style:style style:name="P8" style:family="paragraph" style:parent-style-name="Text_20_body">
      <style:text-properties style:font-name="Courier New" fo:font-size="13pt" officeooo:paragraph-rsid="00097081" style:font-size-asian="13pt" style:font-size-complex="13pt"/>
    </style:style>
    <style:style style:name="P9" style:family="paragraph" style:parent-style-name="Text_20_body">
      <style:text-properties officeooo:paragraph-rsid="000ac34d"/>
    </style:style>
    <style:style style:name="P10" style:family="paragraph" style:parent-style-name="Text_20_body">
      <style:text-properties officeooo:paragraph-rsid="000b1350"/>
    </style:style>
    <style:style style:name="P11" style:family="paragraph" style:parent-style-name="Text_20_body">
      <style:text-properties officeooo:paragraph-rsid="000b4072"/>
    </style:style>
    <style:style style:name="P12" style:family="paragraph" style:parent-style-name="Text_20_body">
      <style:text-properties officeooo:paragraph-rsid="000ece33"/>
    </style:style>
    <style:style style:name="P13" style:family="paragraph" style:parent-style-name="Text_20_body">
      <style:text-properties officeooo:paragraph-rsid="0011fd22"/>
    </style:style>
    <style:style style:name="P14" style:family="paragraph" style:parent-style-name="Heading_20_3">
      <style:text-properties officeooo:rsid="00097081" officeooo:paragraph-rsid="00097081"/>
    </style:style>
    <style:style style:name="P15" style:family="paragraph" style:parent-style-name="Heading_20_3">
      <style:text-properties officeooo:rsid="000ac34d" officeooo:paragraph-rsid="000ac34d"/>
    </style:style>
    <style:style style:name="P16" style:family="paragraph" style:parent-style-name="Heading_20_3">
      <style:text-properties officeooo:rsid="000b4072" officeooo:paragraph-rsid="000b4072"/>
    </style:style>
    <style:style style:name="P17" style:family="paragraph" style:parent-style-name="Heading_20_3">
      <style:text-properties officeooo:rsid="000b1350" officeooo:paragraph-rsid="000b1350"/>
    </style:style>
    <style:style style:name="P18" style:family="paragraph" style:parent-style-name="Heading_20_3">
      <style:text-properties officeooo:rsid="000ece33" officeooo:paragraph-rsid="000ece33"/>
    </style:style>
    <style:style style:name="P19" style:family="paragraph" style:parent-style-name="Heading_20_3">
      <style:text-properties officeooo:rsid="0011fd22" officeooo:paragraph-rsid="0011fd22"/>
    </style:style>
    <style:style style:name="P20" style:family="paragraph" style:parent-style-name="Heading_20_3">
      <style:text-properties officeooo:rsid="0012d76e" officeooo:paragraph-rsid="0012d76e"/>
    </style:style>
    <style:style style:name="P21" style:family="paragraph" style:parent-style-name="Heading_20_3">
      <style:paragraph-properties fo:break-before="page"/>
      <style:text-properties officeooo:rsid="0012d76e" officeooo:paragraph-rsid="0012d76e"/>
    </style:style>
    <style:style style:name="T1" style:family="text">
      <style:text-properties officeooo:rsid="01d5976d"/>
    </style:style>
    <style:style style:name="T2" style:family="text">
      <style:text-properties officeooo:rsid="01e38b77"/>
    </style:style>
    <style:style style:name="T3" style:family="text">
      <style:text-properties officeooo:rsid="000dfdb9"/>
    </style:style>
    <style:style style:name="T4" style:family="text">
      <style:text-properties officeooo:rsid="01dcf48a"/>
    </style:style>
    <style:style style:name="T5" style:family="text">
      <style:text-properties officeooo:rsid="0011d6c7"/>
    </style:style>
    <style:style style:name="T6" style:family="text">
      <style:text-properties officeooo:rsid="00144a06"/>
    </style:style>
    <style:style style:name="T7" style:family="text">
      <style:text-properties officeooo:rsid="0016370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exa 1</text:p>
      <text:table-of-content text:style-name="Sect1" text:protected="true" text:name="Table of Contents1">
        <text:table-of-content-source text:outline-level="10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uprins</text:p>
          </text:index-title>
          <text:p text:style-name="P1"><text:a xlink:type="simple" xlink:href="#__RefHeading___Toc6881_656187496" text:style-name="Index_20_Link" text:visited-style-name="Index_20_Link">a) Proiect cu funcția main scrisă în limbajul C care apelează mai multe funcții scrise în asamblare<text:tab/>1</text:a></text:p>
          <text:p text:style-name="P2"><text:a xlink:type="simple" xlink:href="#__RefHeading___Toc6429_1019037488" text:style-name="Index_20_Link" text:visited-style-name="Index_20_Link">Realizarea proiectului pentru a obține o bibliotecă cu funcțiile scrise în asamblare<text:tab/>1</text:a></text:p>
          <text:p text:style-name="P3"><text:a xlink:type="simple" xlink:href="#__RefHeading___Toc6377_193648749" text:style-name="Index_20_Link" text:visited-style-name="Index_20_Link">asm.s90<text:tab/>1</text:a></text:p>
          <text:p text:style-name="P3"><text:a xlink:type="simple" xlink:href="#__RefHeading___Toc6379_193648749" text:style-name="Index_20_Link" text:visited-style-name="Index_20_Link">asm.lst<text:tab/>3</text:a></text:p>
          <text:p text:style-name="P3"><text:a xlink:type="simple" xlink:href="#__RefHeading___Toc6381_193648749" text:style-name="Index_20_Link" text:visited-style-name="Index_20_Link">header.h<text:tab/>10</text:a></text:p>
          <text:p text:style-name="P2"><text:a xlink:type="simple" xlink:href="#__RefHeading___Toc6431_1019037488" text:style-name="Index_20_Link" text:visited-style-name="Index_20_Link">Proiectul principal<text:tab/>10</text:a></text:p>
          <text:p text:style-name="P3"><text:a xlink:type="simple" xlink:href="#__RefHeading___Toc6383_193648749" text:style-name="Index_20_Link" text:visited-style-name="Index_20_Link">main.c<text:tab/>10</text:a></text:p>
          <text:p text:style-name="P3"><text:a xlink:type="simple" xlink:href="#__RefHeading___Toc6385_193648749" text:style-name="Index_20_Link" text:visited-style-name="Index_20_Link">main.lst<text:tab/>10</text:a></text:p>
          <text:p text:style-name="P3"><text:a xlink:type="simple" xlink:href="#__RefHeading___Toc6667_193648749" text:style-name="Index_20_Link" text:visited-style-name="Index_20_Link">main.s90<text:tab/>14</text:a></text:p>
          <text:p text:style-name="P3"><text:a xlink:type="simple" xlink:href="#__RefHeading___Toc6387_193648749" text:style-name="Index_20_Link" text:visited-style-name="Index_20_Link">header.h<text:tab/>18</text:a></text:p>
          <text:p text:style-name="P1"><text:a xlink:type="simple" xlink:href="#__RefHeading___Toc6883_656187496" text:style-name="Index_20_Link" text:visited-style-name="Index_20_Link">b) Proiect cu funcția main scrisă în asamblare care apelează mai multe funcții scrise în limbajul C<text:tab/>18</text:a></text:p>
          <text:p text:style-name="P2"><text:a xlink:type="simple" xlink:href="#__RefHeading___Toc6433_1019037488" text:style-name="Index_20_Link" text:visited-style-name="Index_20_Link">Realizarea proiectului pentru a obține o bibliotecă cu funcțiile scrise în limbajul C<text:tab/>18</text:a></text:p>
          <text:p text:style-name="P3"><text:a xlink:type="simple" xlink:href="#__RefHeading___Toc6669_193648749" text:style-name="Index_20_Link" text:visited-style-name="Index_20_Link">functie.c<text:tab/>18</text:a></text:p>
          <text:p text:style-name="P3"><text:a xlink:type="simple" xlink:href="#__RefHeading___Toc6671_193648749" text:style-name="Index_20_Link" text:visited-style-name="Index_20_Link">functie.lst<text:tab/>19</text:a></text:p>
          <text:p text:style-name="P3"><text:a xlink:type="simple" xlink:href="#__RefHeading___Toc6673_193648749" text:style-name="Index_20_Link" text:visited-style-name="Index_20_Link">functie.s90<text:tab/>22</text:a></text:p>
          <text:p text:style-name="P3"><text:a xlink:type="simple" xlink:href="#__RefHeading___Toc6675_193648749" text:style-name="Index_20_Link" text:visited-style-name="Index_20_Link">scadere.h<text:tab/>26</text:a></text:p>
          <text:p text:style-name="P2"><text:a xlink:type="simple" xlink:href="#__RefHeading___Toc6814_1019037488" text:style-name="Index_20_Link" text:visited-style-name="Index_20_Link">Proiectul principal<text:tab/>26</text:a></text:p>
          <text:p text:style-name="P3"><text:a xlink:type="simple" xlink:href="#__RefHeading___Toc6677_193648749" text:style-name="Index_20_Link" text:visited-style-name="Index_20_Link">asm.s90<text:tab/>26</text:a></text:p>
          <text:p text:style-name="P3"><text:a xlink:type="simple" xlink:href="#__RefHeading___Toc6679_193648749" text:style-name="Index_20_Link" text:visited-style-name="Index_20_Link">asm.lst<text:tab/>27</text:a></text:p>
          <text:p text:style-name="P3"><text:a xlink:type="simple" xlink:href="#__RefHeading___Toc6681_193648749" text:style-name="Index_20_Link" text:visited-style-name="Index_20_Link">scadere.h<text:tab/>31</text:a></text:p>
        </text:index-body>
      </text:table-of-content>
      <text:p text:style-name="P4"/>
      <text:h text:style-name="Heading_20_1" text:outline-level="1"><text:bookmark-start text:name="__RefHeading___Toc6881_656187496"/>a) Proiect cu funcția main <text:span text:style-name="T6">scrisă</text:span> în <text:span text:style-name="T6">limbajul</text:span> C care apelează <text:span text:style-name="T1">mai multe</text:span> funcți<text:span text:style-name="T1">i</text:span> scris<text:span text:style-name="T2">e</text:span> în asamblare<text:bookmark-end text:name="__RefHeading___Toc6881_656187496"/></text:h>
      <text:p text:style-name="Text_20_body"/>
      <text:h text:style-name="Heading_20_2" text:outline-level="2"><text:bookmark-start text:name="__RefHeading___Toc6429_1019037488"/>Realizarea proiectului pentru a obține o bibliotecă cu funcțiile scrise în asamblare<text:bookmark-end text:name="__RefHeading___Toc6429_1019037488"/></text:h>
      <text:h text:style-name="P14" text:outline-level="3"><text:bookmark-start text:name="__RefHeading___Toc6377_193648749"/>asm.s90<text:bookmark-end text:name="__RefHeading___Toc6377_193648749"/></text:h>
      <text:p text:style-name="P7"/>
      <text:p text:style-name="P8">module addition</text:p>
      <text:p text:style-name="P8">public adunare</text:p>
      <text:p text:style-name="P8">#include "header.h"</text:p>
      <text:p text:style-name="P8"><text:soft-page-break/>RSEG CODE</text:p>
      <text:p text:style-name="P8">adunare:</text:p>
      <text:p text:style-name="P8"><text:s text:c="4"/>MOV <text:s text:c="4"/>R18, R16</text:p>
      <text:p text:style-name="P8"><text:s text:c="4"/>LDI <text:s text:c="4"/>R19, 0</text:p>
      <text:p text:style-name="P8"><text:s text:c="4"/>MOV <text:s text:c="4"/>R20, R17</text:p>
      <text:p text:style-name="P8"><text:s text:c="4"/>LDI <text:s text:c="4"/>R21, 0</text:p>
      <text:p text:style-name="P8"><text:s text:c="4"/>ADD <text:s text:c="4"/>R18, R20</text:p>
      <text:p text:style-name="P8"><text:s text:c="4"/>ADC <text:s text:c="4"/>R19, R21</text:p>
      <text:p text:style-name="P8"><text:s text:c="4"/>MOV <text:s text:c="4"/>R17,R19</text:p>
      <text:p text:style-name="P8"><text:s text:c="4"/>MOV <text:s text:c="4"/>R16,R18</text:p>
      <text:p text:style-name="P8"><text:s text:c="4"/>ret</text:p>
      <text:p text:style-name="P8">endmod</text:p>
      <text:p text:style-name="P8">module subtraction</text:p>
      <text:p text:style-name="P8">public scadere</text:p>
      <text:p text:style-name="P8">#include "header.h"</text:p>
      <text:p text:style-name="P8">RSEG CODE</text:p>
      <text:p text:style-name="P8">scadere</text:p>
      <text:p text:style-name="P8"><text:s text:c="4"/>SUB R16,R17</text:p>
      <text:p text:style-name="P8"><text:s text:c="4"/>RET</text:p>
      <text:p text:style-name="P8">endmod</text:p>
      <text:p text:style-name="P8">module caller</text:p>
      <text:p text:style-name="P8">extern scadere</text:p>
      <text:p text:style-name="P8">public diferenta</text:p>
      <text:p text:style-name="P8">#include "header.h"</text:p>
      <text:p text:style-name="P8">RSEG CODE</text:p>
      <text:p text:style-name="P8">diferenta</text:p>
      <text:p text:style-name="P8"><text:s text:c="4"/>RCALL scadere</text:p>
      <text:p text:style-name="P8"><text:soft-page-break/><text:s text:c="4"/>RET</text:p>
      <text:p text:style-name="P8">end</text:p>
      <text:p text:style-name="P8"/>
      <text:h text:style-name="P15" text:outline-level="3"><text:bookmark-start text:name="__RefHeading___Toc6379_193648749"/>asm.lst<text:bookmark-end text:name="__RefHeading___Toc6379_193648749"/></text:h>
      <text:p text:style-name="P9"/>
      <text:p text:style-name="P9">###############################################################################</text:p>
      <text:p text:style-name="P9"># <text:s text:c="76"/>#</text:p>
      <text:p text:style-name="P9"># <text:s text:c="4"/>IAR Assembler V6.80.1.1057/W32 for Atmel AVR 17/Jan/2023 <text:s/>16:55:30 <text:s text:c="5"/>#</text:p>
      <text:p text:style-name="P9"># <text:s text:c="4"/>Copyright 2016 IAR Systems AB. <text:s text:c="41"/>#</text:p>
      <text:p text:style-name="P9"># <text:s text:c="76"/>#</text:p>
      <text:p text:style-name="P9"># <text:s text:c="10"/>Target option = <text:s/>Relative jumps do not wrap <text:s text:c="22"/>#</text:p>
      <text:p text:style-name="P9"># <text:s text:c="10"/>Source file <text:s text:c="2"/>= <text:s/>D:\TUIASI AC CTI\anul III\Structura si organizarea calculatoarelor\Proiect\Spre complet\Proiect pentru librarie\asm.s90#</text:p>
      <text:p text:style-name="P9"># <text:s text:c="10"/>List file <text:s text:c="4"/>= <text:s/>D:\TUIASI AC CTI\anul III\Structura si organizarea calculatoarelor\Proiect\Spre complet\Proiect pentru librarie\Debug\List\asm.lst#</text:p>
      <text:p text:style-name="P9"># <text:s text:c="10"/>Object file <text:s text:c="2"/>= <text:s/>D:\TUIASI AC CTI\anul III\Structura si organizarea calculatoarelor\Proiect\Spre complet\Proiect pentru librarie\Debug\Obj\asm.r90#</text:p>
      <text:p text:style-name="P9"># <text:s text:c="10"/>Command line <text:s/>= <text:s/>D:\TUIASI AC CTI\anul III\Structura si organizarea calculatoarelor\Proiect\Spre complet\Proiect pentru librarie\asm.s90 #</text:p>
      <text:p text:style-name="P9"># <text:s text:c="27"/>-v3 <text:s text:c="45"/>#</text:p>
      <text:p text:style-name="P9"><text:soft-page-break/># <text:s text:c="27"/>-OD:\TUIASI AC CTI\anul III\Structura si organizarea calculatoarelor\Proiect\Spre complet\Proiect pentru librarie\Debug\Obj #</text:p>
      <text:p text:style-name="P9"># <text:s text:c="27"/>-s+ -w+ -r -M&lt;&gt; <text:s text:c="33"/>#</text:p>
      <text:p text:style-name="P9"># <text:s text:c="27"/>-LD:\TUIASI AC CTI\anul III\Structura si organizarea calculatoarelor\Proiect\Spre complet\Proiect pentru librarie\Debug\List #</text:p>
      <text:p text:style-name="P9"># <text:s text:c="27"/>-cAOM -i -B -t8 -u_enhancedCore <text:s text:c="17"/>#</text:p>
      <text:p text:style-name="P9"># <text:s text:c="27"/>-D__HAS_ENHANCED_CORE__=1 -D__HAS_MUL__=1 <text:s text:c="7"/>#</text:p>
      <text:p text:style-name="P9"># <text:s text:c="27"/>-IC:\Program Files (x86)\IAR Systems\Embedded Workbench 6.80.8\avr\INC\ #</text:p>
      <text:p text:style-name="P9"># <text:s text:c="27"/>-D__MEMORY_MODEL__=1 -D__ATmega16__=1 <text:s text:c="11"/>#</text:p>
      <text:p text:style-name="P9"># <text:s text:c="76"/>#</text:p>
      <text:p text:style-name="P9">###############################################################################</text:p>
      <text:p text:style-name="P9"/>
      <text:p text:style-name="P9"><text:s text:c="6"/>1 <text:s text:c="3"/>00000000 <text:s text:c="13"/>module addition</text:p>
      <text:p text:style-name="P9"><text:s text:c="6"/>2 <text:s text:c="3"/>00000000 <text:s text:c="13"/>public adunare</text:p>
      <text:p text:style-name="P9"><text:s text:c="6"/>3 <text:s text:c="3"/>00000000 <text:s text:c="13"/>#include "header.h"</text:p>
      <text:p text:style-name="P9"><text:s text:c="6"/>1 <text:s text:c="3"/>00000000 <text:s text:c="13"/>#ifndef ADUNARE_H</text:p>
      <text:p text:style-name="P9"><text:s text:c="6"/>2 <text:s text:c="3"/>00000000 <text:s text:c="13"/>#define ADUNARE_H</text:p>
      <text:p text:style-name="P9"><text:s text:c="6"/>3 <text:s text:c="3"/>00000000 <text:s text:c="13"/></text:p>
      <text:p text:style-name="P9"><text:s text:c="6"/>4 <text:s text:c="3"/>00000000 <text:s text:c="13"/>#endif</text:p>
      <text:p text:style-name="P9"><text:s text:c="6"/>4 <text:s text:c="3"/>00000000 <text:s text:c="13"/>RSEG CODE</text:p>
      <text:p text:style-name="P9"><text:s text:c="6"/>5 <text:s text:c="3"/>00000000 <text:s text:c="13"/>adunare:</text:p>
      <text:p text:style-name="P9"><text:soft-page-break/><text:s text:c="6"/>6 <text:s text:c="3"/>00000000 2F20 <text:s text:c="12"/>MOV <text:s text:c="4"/>R18, R16</text:p>
      <text:p text:style-name="P9"><text:s text:c="6"/>7 <text:s text:c="3"/>00000002 E030 <text:s text:c="12"/>LDI <text:s text:c="4"/>R19, 0</text:p>
      <text:p text:style-name="P9"><text:s text:c="6"/>8 <text:s text:c="3"/>00000004 2F41 <text:s text:c="12"/>MOV <text:s text:c="4"/>R20, R17</text:p>
      <text:p text:style-name="P9"><text:s text:c="6"/>9 <text:s text:c="3"/>00000006 E050 <text:s text:c="12"/>LDI <text:s text:c="4"/>R21, 0</text:p>
      <text:p text:style-name="P9"><text:s text:c="5"/>10 <text:s text:c="3"/>00000008 0F24 <text:s text:c="12"/>ADD <text:s text:c="4"/>R18, R20</text:p>
      <text:p text:style-name="P9"><text:s text:c="5"/>11 <text:s text:c="3"/>0000000A 1F35 <text:s text:c="12"/>ADC <text:s text:c="4"/>R19, R21</text:p>
      <text:p text:style-name="P9"><text:s text:c="5"/>12 <text:s text:c="3"/>0000000C 2F13 <text:s text:c="12"/>MOV <text:s text:c="4"/>R17,R19</text:p>
      <text:p text:style-name="P9"><text:s text:c="5"/>13 <text:s text:c="3"/>0000000E 2F02 <text:s text:c="12"/>MOV <text:s text:c="4"/>R16,R18</text:p>
      <text:p text:style-name="P9"><text:s text:c="5"/>14 <text:s text:c="3"/>00000010 9508 <text:s text:c="12"/>ret</text:p>
      <text:p text:style-name="P9"><text:s text:c="5"/>15 <text:s text:c="3"/>00000012 <text:s text:c="13"/>endmod</text:p>
      <text:p text:style-name="P9">##############################</text:p>
      <text:p text:style-name="P9"># <text:s text:c="9"/>CRC:5F99 <text:s text:c="9"/>#</text:p>
      <text:p text:style-name="P9"># <text:s text:c="7"/>Errors: <text:s text:c="2"/>0 <text:s text:c="8"/>#</text:p>
      <text:p text:style-name="P9"># <text:s text:c="7"/>Warnings: 0 <text:s text:c="8"/>#</text:p>
      <text:p text:style-name="P9"># <text:s text:c="8"/>Bytes: 18 <text:s text:c="9"/>#</text:p>
      <text:p text:style-name="P9">##############################</text:p>
      <text:p text:style-name="P9">###############################################################################</text:p>
      <text:p text:style-name="P9"># <text:s text:c="76"/>#</text:p>
      <text:p text:style-name="P9"># <text:s text:c="4"/>IAR Assembler V6.80.1.1057/W32 for Atmel AVR 17/Jan/2023 <text:s/>16:55:30 <text:s text:c="5"/>#</text:p>
      <text:p text:style-name="P9"># <text:s text:c="4"/>Copyright 2016 IAR Systems AB. <text:s text:c="41"/>#</text:p>
      <text:p text:style-name="P9"># <text:s text:c="76"/>#</text:p>
      <text:p text:style-name="P9"># <text:s text:c="10"/>Target option = <text:s/>Relative jumps do not wrap <text:s text:c="22"/>#</text:p>
      <text:p text:style-name="P9"><text:soft-page-break/># <text:s text:c="10"/>Source file <text:s text:c="2"/>= <text:s/>D:\TUIASI AC CTI\anul III\Structura si organizarea calculatoarelor\Proiect\Spre complet\Proiect pentru librarie\asm.s90#</text:p>
      <text:p text:style-name="P9"># <text:s text:c="10"/>List file <text:s text:c="4"/>= <text:s/>D:\TUIASI AC CTI\anul III\Structura si organizarea calculatoarelor\Proiect\Spre complet\Proiect pentru librarie\Debug\List\asm.lst#</text:p>
      <text:p text:style-name="P9"># <text:s text:c="10"/>Object file <text:s text:c="2"/>= <text:s/>D:\TUIASI AC CTI\anul III\Structura si organizarea calculatoarelor\Proiect\Spre complet\Proiect pentru librarie\Debug\Obj\asm.r90#</text:p>
      <text:p text:style-name="P9"># <text:s text:c="10"/>Command line <text:s/>= <text:s/>D:\TUIASI AC CTI\anul III\Structura si organizarea calculatoarelor\Proiect\Spre complet\Proiect pentru librarie\asm.s90 #</text:p>
      <text:p text:style-name="P9"># <text:s text:c="27"/>-v3 <text:s text:c="45"/>#</text:p>
      <text:p text:style-name="P9"># <text:s text:c="27"/>-OD:\TUIASI AC CTI\anul III\Structura si organizarea calculatoarelor\Proiect\Spre complet\Proiect pentru librarie\Debug\Obj #</text:p>
      <text:p text:style-name="P9"># <text:s text:c="27"/>-s+ -w+ -r -M&lt;&gt; <text:s text:c="33"/>#</text:p>
      <text:p text:style-name="P9"># <text:s text:c="27"/>-LD:\TUIASI AC CTI\anul III\Structura si organizarea calculatoarelor\Proiect\Spre complet\Proiect pentru librarie\Debug\List #</text:p>
      <text:p text:style-name="P9"># <text:s text:c="27"/>-cAOM -i -B -t8 -u_enhancedCore <text:s text:c="17"/>#</text:p>
      <text:p text:style-name="P9"># <text:s text:c="27"/>-D__HAS_ENHANCED_CORE__=1 -D__HAS_MUL__=1 <text:s text:c="7"/>#</text:p>
      <text:p text:style-name="P9"># <text:s text:c="27"/>-IC:\Program Files (x86)\IAR Systems\Embedded Workbench 6.80.8\avr\INC\ #</text:p>
      <text:p text:style-name="P9"># <text:s text:c="27"/>-D__MEMORY_MODEL__=1 -D__ATmega16__=1 <text:s text:c="11"/>#</text:p>
      <text:p text:style-name="P9"># <text:s text:c="76"/>#</text:p>
      <text:p text:style-name="P9"><text:soft-page-break/>###############################################################################</text:p>
      <text:p text:style-name="P9"/>
      <text:p text:style-name="P9"><text:s text:c="5"/>16 <text:s text:c="3"/>00000000 <text:s text:c="13"/>module subtraction</text:p>
      <text:p text:style-name="P9"><text:s text:c="5"/>17 <text:s text:c="3"/>00000000 <text:s text:c="13"/>public scadere</text:p>
      <text:p text:style-name="P9"><text:s text:c="5"/>18 <text:s text:c="3"/>00000000 <text:s text:c="13"/>#include "header.h"</text:p>
      <text:p text:style-name="P9"><text:s text:c="6"/>1 <text:s text:c="3"/>00000000 <text:s text:c="13"/>#ifndef ADUNARE_H</text:p>
      <text:p text:style-name="P9"><text:s text:c="6"/>2 <text:s text:c="3"/>00000000 <text:s text:c="13"/>#define ADUNARE_H</text:p>
      <text:p text:style-name="P9"><text:s text:c="6"/>4 <text:s text:c="3"/>00000000 <text:s text:c="13"/>#endif</text:p>
      <text:p text:style-name="P9"><text:s text:c="5"/>19 <text:s text:c="3"/>00000000 <text:s text:c="13"/>RSEG CODE</text:p>
      <text:p text:style-name="P9"><text:s text:c="5"/>20 <text:s text:c="3"/>00000000 <text:s text:c="13"/>scadere</text:p>
      <text:p text:style-name="P9"><text:s text:c="5"/>21 <text:s text:c="3"/>00000000 1B01 <text:s text:c="12"/>SUB R16,R17</text:p>
      <text:p text:style-name="P9"><text:s text:c="5"/>22 <text:s text:c="3"/>00000002 9508 <text:s text:c="12"/>RET</text:p>
      <text:p text:style-name="P9"><text:s text:c="5"/>23 <text:s text:c="3"/>00000004 <text:s text:c="13"/>endmod</text:p>
      <text:p text:style-name="P9">##############################</text:p>
      <text:p text:style-name="P9"># <text:s text:c="9"/>CRC:E23B <text:s text:c="9"/>#</text:p>
      <text:p text:style-name="P9"># <text:s text:c="7"/>Errors: <text:s text:c="2"/>0 <text:s text:c="8"/>#</text:p>
      <text:p text:style-name="P9"># <text:s text:c="7"/>Warnings: 0 <text:s text:c="8"/>#</text:p>
      <text:p text:style-name="P9"># <text:s text:c="9"/>Bytes: 4 <text:s text:c="9"/>#</text:p>
      <text:p text:style-name="P9">#############################################################################################################</text:p>
      <text:p text:style-name="P9"># <text:s text:c="76"/>#</text:p>
      <text:p text:style-name="P9"># <text:s text:c="4"/>IAR Assembler V6.80.1.1057/W32 for Atmel AVR 17/Jan/2023 <text:s/>16:55:30 <text:s text:c="5"/>#</text:p>
      <text:p text:style-name="P9"># <text:s text:c="4"/>Copyright 2016 IAR Systems AB. <text:s text:c="41"/>#</text:p>
      <text:p text:style-name="P9"># <text:s text:c="76"/>#</text:p>
      <text:p text:style-name="P9"><text:soft-page-break/># <text:s text:c="10"/>Target option = <text:s/>Relative jumps do not wrap <text:s text:c="22"/>#</text:p>
      <text:p text:style-name="P9"># <text:s text:c="10"/>Source file <text:s text:c="2"/>= <text:s/>D:\TUIASI AC CTI\anul III\Structura si organizarea calculatoarelor\Proiect\Spre complet\Proiect pentru librarie\asm.s90#</text:p>
      <text:p text:style-name="P9"># <text:s text:c="10"/>List file <text:s text:c="4"/>= <text:s/>D:\TUIASI AC CTI\anul III\Structura si organizarea calculatoarelor\Proiect\Spre complet\Proiect pentru librarie\Debug\List\asm.lst#</text:p>
      <text:p text:style-name="P9"># <text:s text:c="10"/>Object file <text:s text:c="2"/>= <text:s/>D:\TUIASI AC CTI\anul III\Structura si organizarea calculatoarelor\Proiect\Spre complet\Proiect pentru librarie\Debug\Obj\asm.r90#</text:p>
      <text:p text:style-name="P9"># <text:s text:c="10"/>Command line <text:s/>= <text:s/>D:\TUIASI AC CTI\anul III\Structura si organizarea calculatoarelor\Proiect\Spre complet\Proiect pentru librarie\asm.s90 #</text:p>
      <text:p text:style-name="P9"># <text:s text:c="27"/>-v3 <text:s text:c="45"/>#</text:p>
      <text:p text:style-name="P9"># <text:s text:c="27"/>-OD:\TUIASI AC CTI\anul III\Structura si organizarea calculatoarelor\Proiect\Spre complet\Proiect pentru librarie\Debug\Obj #</text:p>
      <text:p text:style-name="P9"># <text:s text:c="27"/>-s+ -w+ -r -M&lt;&gt; <text:s text:c="33"/>#</text:p>
      <text:p text:style-name="P9"># <text:s text:c="27"/>-LD:\TUIASI AC CTI\anul III\Structura si organizarea calculatoarelor\Proiect\Spre complet\Proiect pentru librarie\Debug\List #</text:p>
      <text:p text:style-name="P9"># <text:s text:c="27"/>-cAOM -i -B -t8 -u_enhancedCore <text:s text:c="17"/>#</text:p>
      <text:p text:style-name="P9"># <text:s text:c="27"/>-D__HAS_ENHANCED_CORE__=1 -D__HAS_MUL__=1 <text:s text:c="7"/>#</text:p>
      <text:p text:style-name="P9"># <text:s text:c="27"/>-IC:\Program Files (x86)\IAR Systems\Embedded Workbench 6.80.8\avr\INC\ #</text:p>
      <text:p text:style-name="P9"># <text:s text:c="27"/>-D__MEMORY_MODEL__=1 -D__ATmega16__=1 <text:s text:c="11"/>#</text:p>
      <text:p text:style-name="P9"><text:soft-page-break/># <text:s text:c="76"/>#</text:p>
      <text:p text:style-name="P9">###############################################################################</text:p>
      <text:p text:style-name="P9"/>
      <text:p text:style-name="P9"><text:s text:c="5"/>24 <text:s text:c="3"/>00000000 <text:s text:c="13"/>module caller</text:p>
      <text:p text:style-name="P9"><text:s text:c="5"/>25 <text:s text:c="3"/>00000000 <text:s text:c="13"/>extern scadere</text:p>
      <text:p text:style-name="P9"><text:s text:c="5"/>26 <text:s text:c="3"/>00000000 <text:s text:c="13"/>public diferenta</text:p>
      <text:p text:style-name="P9"><text:s text:c="5"/>27 <text:s text:c="3"/>00000000 <text:s text:c="13"/>#include "header.h"</text:p>
      <text:p text:style-name="P9"><text:s text:c="6"/>1 <text:s text:c="3"/>00000000 <text:s text:c="13"/>#ifndef ADUNARE_H</text:p>
      <text:p text:style-name="P9"><text:s text:c="6"/>2 <text:s text:c="3"/>00000000 <text:s text:c="13"/>#define ADUNARE_H</text:p>
      <text:p text:style-name="P9"><text:s text:c="6"/>4 <text:s text:c="3"/>00000000 <text:s text:c="13"/>#endif</text:p>
      <text:p text:style-name="P9"><text:s text:c="5"/>28 <text:s text:c="3"/>00000000 <text:s text:c="13"/>RSEG CODE</text:p>
      <text:p text:style-name="P9"><text:s text:c="5"/>29 <text:s text:c="3"/>00000000 <text:s text:c="13"/>diferenta</text:p>
      <text:p text:style-name="P9"><text:s text:c="5"/>30 <text:s text:c="3"/>00000000 .... <text:s text:c="12"/>RCALL scadere</text:p>
      <text:p text:style-name="P9"><text:s text:c="5"/>31 <text:s text:c="3"/>00000002 9508 <text:s text:c="12"/>RET</text:p>
      <text:p text:style-name="P9"><text:s text:c="5"/>32 <text:s text:c="3"/>00000004 <text:s text:c="13"/>end</text:p>
      <text:p text:style-name="P9">##############################</text:p>
      <text:p text:style-name="P9"># <text:s text:c="9"/>CRC:1254 <text:s text:c="9"/>#</text:p>
      <text:p text:style-name="P9"># <text:s text:c="7"/>Errors: <text:s text:c="2"/>0 <text:s text:c="8"/>#</text:p>
      <text:p text:style-name="P9"># <text:s text:c="7"/>Warnings: 0 <text:s text:c="8"/>#</text:p>
      <text:p text:style-name="P9"># <text:s text:c="9"/>Bytes: 4 <text:s text:c="9"/>#</text:p>
      <text:p text:style-name="P9"># <text:s text:c="4"/>Modules: <text:s text:c="7"/>3 <text:s text:c="5"/>#</text:p>
      <text:p text:style-name="P9"># <text:s text:c="4"/>Total errors: <text:s text:c="2"/>0 <text:s text:c="5"/>#</text:p>
      <text:p text:style-name="P9"># <text:s text:c="4"/>Total warnings: 0 <text:s text:c="5"/>#</text:p>
      <text:p text:style-name="P9">##############################</text:p>
      <text:p text:style-name="P9"/>
      <text:h text:style-name="P16" text:outline-level="3"><text:bookmark-start text:name="__RefHeading___Toc6381_193648749"/><text:soft-page-break/>header.h<text:bookmark-end text:name="__RefHeading___Toc6381_193648749"/></text:h>
      <text:p text:style-name="P11"/>
      <text:p text:style-name="P11">#ifndef ADUNARE_H</text:p>
      <text:p text:style-name="P11">#define ADUNARE_H</text:p>
      <text:p text:style-name="P11"/>
      <text:p text:style-name="P11">#endi<text:span text:style-name="T3">f</text:span></text:p>
      <text:p text:style-name="P9"/>
      <text:h text:style-name="Heading_20_2" text:outline-level="2" text:is-list-header="true"><text:bookmark-start text:name="__RefHeading___Toc6431_1019037488"/>Proiectul principal<text:bookmark-end text:name="__RefHeading___Toc6431_1019037488"/></text:h>
      <text:p text:style-name="Text_20_body"/>
      <text:h text:style-name="P17" text:outline-level="3"><text:bookmark-start text:name="__RefHeading___Toc6383_193648749"/>main.c<text:bookmark-end text:name="__RefHeading___Toc6383_193648749"/></text:h>
      <text:p text:style-name="P10"/>
      <text:p text:style-name="P10">#include"header.h"</text:p>
      <text:p text:style-name="P10">int adunare(char a,char b);</text:p>
      <text:p text:style-name="P10">char scadere(char a,char b);</text:p>
      <text:p text:style-name="P10">char diferenta(char a,char b);</text:p>
      <text:p text:style-name="P10">int main(void){</text:p>
      <text:p text:style-name="P10"><text:s/>adunare(255,255);</text:p>
      <text:p text:style-name="P10"><text:s/>scadere(1,2);</text:p>
      <text:p text:style-name="P10"><text:s/>diferenta(2,3);</text:p>
      <text:p text:style-name="P10"><text:s/>return 0;</text:p>
      <text:p text:style-name="P10">}</text:p>
      <text:p text:style-name="P10"/>
      <text:h text:style-name="P16" text:outline-level="3"><text:bookmark-start text:name="__RefHeading___Toc6385_193648749"/>main.lst<text:bookmark-end text:name="__RefHeading___Toc6385_193648749"/></text:h>
      <text:p text:style-name="P11"/>
      <text:p text:style-name="P11">###############################################################################</text:p>
      <text:p text:style-name="P11">#</text:p>
      <text:p text:style-name="P11"><text:soft-page-break/># IAR C/C++ Compiler V6.80.7.1083 for Atmel AVR <text:s text:c="10"/>17/Jan/2023 <text:s/>17:44:43</text:p>
      <text:p text:style-name="P11"># Copyright 1996-2016 IAR Systems AB.</text:p>
      <text:p text:style-name="P11"># Standalone license - IAR Embedded Workbench for Atmel AVR</text:p>
      <text:p text:style-name="P11">#</text:p>
      <text:p text:style-name="P11"># <text:s text:c="3"/>Source file <text:s/>= <text:s/></text:p>
      <text:p text:style-name="P11"># <text:s text:c="7"/>D:\TUIASI AC CTI\anul III\Structura si organizarea</text:p>
      <text:p text:style-name="P11"># <text:s text:c="7"/>calculatoarelor\Proiect\Spre complet\Proiect cu main\main.c</text:p>
      <text:p text:style-name="P11"># <text:s text:c="3"/>Command line = <text:s/></text:p>
      <text:p text:style-name="P11"># <text:s text:c="7"/>"D:\TUIASI AC CTI\anul III\Structura si organizarea</text:p>
      <text:p text:style-name="P11"># <text:s text:c="7"/>calculatoarelor\Proiect\Spre complet\Proiect cu main\main.c" --cpu=m16</text:p>
      <text:p text:style-name="P11"># <text:s text:c="7"/>-mt -o "D:\TUIASI AC CTI\anul III\Structura si organizarea</text:p>
      <text:p text:style-name="P11"># <text:s text:c="7"/>calculatoarelor\Proiect\Spre complet\Proiect cu main\Debug\Obj" -lC</text:p>
      <text:p text:style-name="P11"># <text:s text:c="7"/>"D:\TUIASI AC CTI\anul III\Structura si organizarea</text:p>
      <text:p text:style-name="P11"># <text:s text:c="7"/>calculatoarelor\Proiect\Spre complet\Proiect cu main\Debug\List" -lB</text:p>
      <text:p text:style-name="P11"># <text:s text:c="7"/>"D:\TUIASI AC CTI\anul III\Structura si organizarea</text:p>
      <text:p text:style-name="P11"># <text:s text:c="7"/>calculatoarelor\Proiect\Spre complet\Proiect cu main\Debug\List"</text:p>
      <text:p text:style-name="P11"># <text:s text:c="7"/>--initializers_in_flash --no_cse --no_inline --no_code_motion</text:p>
      <text:p text:style-name="P11"># <text:s text:c="7"/>--no_cross_call --no_clustering --no_tbaa --module_name=main --debug</text:p>
      <text:p text:style-name="P11"># <text:s text:c="7"/>-DENABLE_BIT_DEFINITIONS -e --eeprom_size 512 --clib --library_module</text:p>
      <text:p text:style-name="P11"># <text:s text:c="7"/>-On</text:p>
      <text:p text:style-name="P11"><text:soft-page-break/># <text:s text:c="3"/>Locale <text:s text:c="6"/>= <text:s/>Romanian_Romania.1250</text:p>
      <text:p text:style-name="P11"># <text:s text:c="3"/>List file <text:s text:c="3"/>= <text:s/></text:p>
      <text:p text:style-name="P11"># <text:s text:c="7"/>D:\TUIASI AC CTI\anul III\Structura si organizarea</text:p>
      <text:p text:style-name="P11"># <text:s text:c="7"/>calculatoarelor\Proiect\Spre complet\Proiect cu</text:p>
      <text:p text:style-name="P11"># <text:s text:c="7"/>main\Debug\List\main.lst</text:p>
      <text:p text:style-name="P11"># <text:s text:c="3"/>Object file <text:s/>= <text:s/></text:p>
      <text:p text:style-name="P11"># <text:s text:c="7"/>D:\TUIASI AC CTI\anul III\Structura si organizarea</text:p>
      <text:p text:style-name="P11"># <text:s text:c="7"/>calculatoarelor\Proiect\Spre complet\Proiect cu</text:p>
      <text:p text:style-name="P11"># <text:s text:c="7"/>main\Debug\Obj\main.r90</text:p>
      <text:p text:style-name="P11">#</text:p>
      <text:p text:style-name="P11">###############################################################################</text:p>
      <text:p text:style-name="P11"/>
      <text:p text:style-name="P11">D:\TUIASI AC CTI\anul III\Structura si organizarea calculatoarelor\Proiect\Spre complet\Proiect cu main\main.c</text:p>
      <text:p text:style-name="P11"><text:s text:c="6"/>1 <text:s text:c="9"/>#include"header.h"</text:p>
      <text:p text:style-name="P11"><text:s text:c="6"/>2 <text:s text:c="9"/>int adunare(char a,char b);</text:p>
      <text:p text:style-name="P11"><text:s text:c="6"/>3 <text:s text:c="9"/>char scadere(char a,char b);</text:p>
      <text:p text:style-name="P11"><text:s text:c="6"/>4 <text:s text:c="9"/>char diferenta(char a,char b);</text:p>
      <text:p text:style-name="P11"/>
      <text:p text:style-name="P11"><text:s text:c="3"/>\ <text:s text:c="32"/>In <text:s/>segment CODE, align 2, keep-with-next</text:p>
      <text:p text:style-name="P11"><text:s text:c="6"/>5 <text:s text:c="9"/>int main(void){</text:p>
      <text:p text:style-name="P11"><text:s text:c="3"/>\ <text:s text:c="20"/>main:</text:p>
      <text:p text:style-name="P11"><text:s text:c="6"/>6 <text:s text:c="10"/>adunare(255,255);</text:p>
      <text:p text:style-name="P11"><text:s text:c="3"/>\ <text:s text:c="2"/>00000000 <text:s text:c="2"/>EF1F <text:s text:c="14"/>LDI <text:s text:c="4"/>R17, 255</text:p>
      <text:p text:style-name="P11"><text:s text:c="3"/>\ <text:s text:c="2"/>00000002 <text:s text:c="2"/>EF0F <text:s text:c="14"/>LDI <text:s text:c="4"/>R16, 255</text:p>
      <text:p text:style-name="P11"><text:s text:c="3"/>\ <text:s text:c="2"/>00000004 <text:s text:c="2"/>........ <text:s text:c="10"/>CALL <text:s text:c="3"/>adunare</text:p>
      <text:p text:style-name="P11"><text:soft-page-break/><text:s text:c="6"/>7 <text:s text:c="10"/>scadere(1,2);</text:p>
      <text:p text:style-name="P11"><text:s text:c="3"/>\ <text:s text:c="2"/>00000008 <text:s text:c="2"/>E012 <text:s text:c="14"/>LDI <text:s text:c="4"/>R17, 2</text:p>
      <text:p text:style-name="P11"><text:s text:c="3"/>\ <text:s text:c="2"/>0000000A <text:s text:c="2"/>E001 <text:s text:c="14"/>LDI <text:s text:c="4"/>R16, 1</text:p>
      <text:p text:style-name="P11"><text:s text:c="3"/>\ <text:s text:c="2"/>0000000C <text:s text:c="2"/>........ <text:s text:c="10"/>CALL <text:s text:c="3"/>scadere</text:p>
      <text:p text:style-name="P11"><text:s text:c="6"/>8 <text:s text:c="10"/>diferenta(2,3);</text:p>
      <text:p text:style-name="P11"><text:s text:c="3"/>\ <text:s text:c="2"/>00000010 <text:s text:c="2"/>E013 <text:s text:c="14"/>LDI <text:s text:c="4"/>R17, 3</text:p>
      <text:p text:style-name="P11"><text:s text:c="3"/>\ <text:s text:c="2"/>00000012 <text:s text:c="2"/>E002 <text:s text:c="14"/>LDI <text:s text:c="4"/>R16, 2</text:p>
      <text:p text:style-name="P11"><text:s text:c="3"/>\ <text:s text:c="2"/>00000014 <text:s text:c="2"/>........ <text:s text:c="10"/>CALL <text:s text:c="3"/>diferenta</text:p>
      <text:p text:style-name="P11"><text:s text:c="6"/>9 <text:s text:c="10"/>return 0;</text:p>
      <text:p text:style-name="P11"><text:s text:c="3"/>\ <text:s text:c="2"/>00000018 <text:s text:c="2"/>E000 <text:s text:c="14"/>LDI <text:s text:c="4"/>R16, 0</text:p>
      <text:p text:style-name="P11"><text:s text:c="3"/>\ <text:s text:c="2"/>0000001A <text:s text:c="2"/>E010 <text:s text:c="14"/>LDI <text:s text:c="4"/>R17, 0</text:p>
      <text:p text:style-name="P11"><text:s text:c="3"/>\ <text:s text:c="2"/>0000001C <text:s text:c="2"/>9508 <text:s text:c="14"/>RET</text:p>
      <text:p text:style-name="P11"><text:s text:c="5"/>10 <text:s text:c="9"/>}</text:p>
      <text:p text:style-name="P11"/>
      <text:p text:style-name="P11"><text:s text:c="3"/>Maximum stack usage in bytes:</text:p>
      <text:p text:style-name="P11"/>
      <text:p text:style-name="P11"><text:s text:c="3"/>RSTACK Function</text:p>
      <text:p text:style-name="P11"><text:s text:c="3"/>------ --------</text:p>
      <text:p text:style-name="P11"><text:s text:c="6"/>2 <text:s text:c="2"/>main</text:p>
      <text:p text:style-name="P11"><text:s text:c="8"/>2 <text:s text:c="2"/>-&gt; adunare</text:p>
      <text:p text:style-name="P11"><text:s text:c="8"/>2 <text:s text:c="2"/>-&gt; diferenta</text:p>
      <text:p text:style-name="P11"><text:s text:c="8"/>2 <text:s text:c="2"/>-&gt; scadere</text:p>
      <text:p text:style-name="P11"/>
      <text:p text:style-name="P11"/>
      <text:p text:style-name="P11"><text:s text:c="3"/>Segment part sizes:</text:p>
      <text:p text:style-name="P11"/>
      <text:p text:style-name="P11"><text:s text:c="3"/>Bytes <text:s/>Function/Label</text:p>
      <text:p text:style-name="P11"><text:soft-page-break/><text:s text:c="3"/>----- <text:s/>--------------</text:p>
      <text:p text:style-name="P11"><text:s text:c="6"/>30 <text:s/>main</text:p>
      <text:p text:style-name="P11"/>
      <text:p text:style-name="P11"><text:s/></text:p>
      <text:p text:style-name="P11"><text:s/>30 bytes in segment CODE</text:p>
      <text:p text:style-name="P11"><text:s/></text:p>
      <text:p text:style-name="P11"><text:s/>30 bytes of CODE memory</text:p>
      <text:p text:style-name="P11"/>
      <text:p text:style-name="P11">Errors: none</text:p>
      <text:p text:style-name="P11">Warnings: none</text:p>
      <text:h text:style-name="P18" text:outline-level="3"><text:bookmark-start text:name="__RefHeading___Toc6667_193648749"/>main.s90<text:bookmark-end text:name="__RefHeading___Toc6667_193648749"/></text:h>
      <text:p text:style-name="P12"/>
      <text:p text:style-name="P12">///////////////////////////////////////////////////////////////////////////////</text:p>
      <text:p text:style-name="P12">//</text:p>
      <text:p text:style-name="P12">// IAR C/C++ Compiler V6.80.7.1083 for Atmel AVR <text:s text:c="9"/>17/Jan/2023 <text:s/>17:44:43</text:p>
      <text:p text:style-name="P12">// Copyright 1996-2016 IAR Systems AB.</text:p>
      <text:p text:style-name="P12">// Standalone license - IAR Embedded Workbench for Atmel AVR</text:p>
      <text:p text:style-name="P12">//</text:p>
      <text:p text:style-name="P12">// <text:s text:c="3"/>Source file <text:s/>= <text:s/></text:p>
      <text:p text:style-name="P12">// <text:s text:c="7"/>D:\TUIASI AC CTI\anul III\Structura si organizarea</text:p>
      <text:p text:style-name="P12">// <text:s text:c="7"/>calculatoarelor\Proiect\Spre complet\Proiect cu main\main.c</text:p>
      <text:p text:style-name="P12">// <text:s text:c="3"/>Command line = <text:s/></text:p>
      <text:p text:style-name="P12">// <text:s text:c="7"/>"D:\TUIASI AC CTI\anul III\Structura si organizarea</text:p>
      <text:p text:style-name="P12">// <text:s text:c="7"/>calculatoarelor\Proiect\Spre complet\Proiect cu main\main.c"</text:p>
      <text:p text:style-name="P12"><text:soft-page-break/>// <text:s text:c="7"/>--cpu=m16 -mt -o "D:\TUIASI AC CTI\anul III\Structura si organizarea</text:p>
      <text:p text:style-name="P12">// <text:s text:c="7"/>calculatoarelor\Proiect\Spre complet\Proiect cu main\Debug\Obj" -lC</text:p>
      <text:p text:style-name="P12">// <text:s text:c="7"/>"D:\TUIASI AC CTI\anul III\Structura si organizarea</text:p>
      <text:p text:style-name="P12">// <text:s text:c="7"/>calculatoarelor\Proiect\Spre complet\Proiect cu main\Debug\List" -lB</text:p>
      <text:p text:style-name="P12">// <text:s text:c="7"/>"D:\TUIASI AC CTI\anul III\Structura si organizarea</text:p>
      <text:p text:style-name="P12">// <text:s text:c="7"/>calculatoarelor\Proiect\Spre complet\Proiect cu main\Debug\List"</text:p>
      <text:p text:style-name="P12">// <text:s text:c="7"/>--initializers_in_flash --no_cse --no_inline --no_code_motion</text:p>
      <text:p text:style-name="P12">// <text:s text:c="7"/>--no_cross_call --no_clustering --no_tbaa --module_name=main --debug</text:p>
      <text:p text:style-name="P12">// <text:s text:c="7"/>-DENABLE_BIT_DEFINITIONS -e --eeprom_size 512 --clib --library_module</text:p>
      <text:p text:style-name="P12">// <text:s text:c="7"/>-On</text:p>
      <text:p text:style-name="P12">// <text:s text:c="3"/>Locale <text:s text:c="6"/>= <text:s/>Romanian_Romania.1250</text:p>
      <text:p text:style-name="P12">// <text:s text:c="3"/>List file <text:s text:c="3"/>= <text:s/></text:p>
      <text:p text:style-name="P12">// <text:s text:c="7"/>D:\TUIASI AC CTI\anul III\Structura si organizarea</text:p>
      <text:p text:style-name="P12">// <text:s text:c="7"/>calculatoarelor\Proiect\Spre complet\Proiect cu</text:p>
      <text:p text:style-name="P12">// <text:s text:c="7"/>main\Debug\List\main.s90</text:p>
      <text:p text:style-name="P12">//</text:p>
      <text:p text:style-name="P12">///////////////////////////////////////////////////////////////////////////////</text:p>
      <text:p text:style-name="P12"/>
      <text:p text:style-name="P12"><text:s text:c="8"/>MODULE main</text:p>
      <text:p text:style-name="P12"/>
      <text:p text:style-name="P12"><text:s text:c="8"/>RSEG CSTACK:DATA:NOROOT(0)</text:p>
      <text:p text:style-name="P12"><text:soft-page-break/><text:s text:c="8"/>RSEG RSTACK:DATA:NOROOT(0)</text:p>
      <text:p text:style-name="P12"/>
      <text:p text:style-name="P12"><text:s text:c="8"/>PUBWEAK __?EEARH</text:p>
      <text:p text:style-name="P12"><text:s text:c="8"/>PUBWEAK __?EEARL</text:p>
      <text:p text:style-name="P12"><text:s text:c="8"/>PUBWEAK __?EECR</text:p>
      <text:p text:style-name="P12"><text:s text:c="8"/>PUBWEAK __?EEDR</text:p>
      <text:p text:style-name="P12"><text:s text:c="8"/>PUBLIC main</text:p>
      <text:p text:style-name="P12"/>
      <text:p text:style-name="P12"><text:s text:c="8"/>EXTERN adunare</text:p>
      <text:p text:style-name="P12"><text:s text:c="8"/>EXTERN diferenta</text:p>
      <text:p text:style-name="P12"><text:s text:c="8"/>EXTERN scadere</text:p>
      <text:p text:style-name="P12"/>
      <text:p text:style-name="P12">// D:\TUIASI AC CTI\anul III\Structura si organizarea calculatoarelor\Proiect\Spre complet\Proiect cu main\main.c</text:p>
      <text:p text:style-name="P12">// <text:s text:c="3"/>1 #include"header.h"</text:p>
      <text:p text:style-name="P12">// <text:s text:c="3"/>2 int adunare(char a,char b);</text:p>
      <text:p text:style-name="P12">// <text:s text:c="3"/>3 char scadere(char a,char b);</text:p>
      <text:p text:style-name="P12">// <text:s text:c="3"/>4 char diferenta(char a,char b);</text:p>
      <text:p text:style-name="P12"/>
      <text:p text:style-name="P12"><text:s text:c="8"/>RSEG CODE:CODE:NOROOT(1)</text:p>
      <text:p text:style-name="P12">// <text:s text:c="3"/>5 int main(void){</text:p>
      <text:p text:style-name="P12">main:</text:p>
      <text:p text:style-name="P12">// <text:s text:c="3"/>6 <text:s/>adunare(255,255);</text:p>
      <text:p text:style-name="P12"><text:s text:c="8"/>LDI <text:s text:c="4"/>R17, 255</text:p>
      <text:p text:style-name="P12"><text:s text:c="8"/>LDI <text:s text:c="4"/>R16, 255</text:p>
      <text:p text:style-name="P12"><text:s text:c="8"/>CALL <text:s text:c="3"/>adunare</text:p>
      <text:p text:style-name="P12">// <text:s text:c="3"/>7 <text:s/>scadere(1,2);</text:p>
      <text:p text:style-name="P12"><text:soft-page-break/><text:s text:c="8"/>LDI <text:s text:c="4"/>R17, 2</text:p>
      <text:p text:style-name="P12"><text:s text:c="8"/>LDI <text:s text:c="4"/>R16, 1</text:p>
      <text:p text:style-name="P12"><text:s text:c="8"/>CALL <text:s text:c="3"/>scadere</text:p>
      <text:p text:style-name="P12">// <text:s text:c="3"/>8 <text:s/>diferenta(2,3);</text:p>
      <text:p text:style-name="P12"><text:s text:c="8"/>LDI <text:s text:c="4"/>R17, 3</text:p>
      <text:p text:style-name="P12"><text:s text:c="8"/>LDI <text:s text:c="4"/>R16, 2</text:p>
      <text:p text:style-name="P12"><text:s text:c="8"/>CALL <text:s text:c="3"/>diferenta</text:p>
      <text:p text:style-name="P12">// <text:s text:c="3"/>9 <text:s/>return 0;</text:p>
      <text:p text:style-name="P12"><text:s text:c="8"/>LDI <text:s text:c="4"/>R16, 0</text:p>
      <text:p text:style-name="P12"><text:s text:c="8"/>LDI <text:s text:c="4"/>R17, 0</text:p>
      <text:p text:style-name="P12"><text:s text:c="8"/>RET</text:p>
      <text:p text:style-name="P12">// <text:s text:c="2"/>10 }</text:p>
      <text:p text:style-name="P12"/>
      <text:p text:style-name="P12"><text:s text:c="8"/>ASEGN ABSOLUTE:DATA:NOROOT,01cH</text:p>
      <text:p text:style-name="P12">__?EECR:</text:p>
      <text:p text:style-name="P12"/>
      <text:p text:style-name="P12"><text:s text:c="8"/>ASEGN ABSOLUTE:DATA:NOROOT,01dH</text:p>
      <text:p text:style-name="P12">__?EEDR:</text:p>
      <text:p text:style-name="P12"/>
      <text:p text:style-name="P12"><text:s text:c="8"/>ASEGN ABSOLUTE:DATA:NOROOT,01eH</text:p>
      <text:p text:style-name="P12">__?EEARL:</text:p>
      <text:p text:style-name="P12"/>
      <text:p text:style-name="P12"><text:s text:c="8"/>ASEGN ABSOLUTE:DATA:NOROOT,01fH</text:p>
      <text:p text:style-name="P12">__?EEARH:</text:p>
      <text:p text:style-name="P12"/>
      <text:p text:style-name="P12"><text:s text:c="8"/>END</text:p>
      <text:p text:style-name="P12">// </text:p>
      <text:p text:style-name="P12"><text:soft-page-break/>// 30 bytes in segment CODE</text:p>
      <text:p text:style-name="P12">// </text:p>
      <text:p text:style-name="P12">// 30 bytes of CODE memory</text:p>
      <text:p text:style-name="P12">//</text:p>
      <text:p text:style-name="P12">//Errors: none</text:p>
      <text:p text:style-name="P12">//Warnings: none</text:p>
      <text:h text:style-name="P16" text:outline-level="3"><text:bookmark-start text:name="__RefHeading___Toc6387_193648749"/>header.h<text:bookmark-end text:name="__RefHeading___Toc6387_193648749"/></text:h>
      <text:p text:style-name="P11"/>
      <text:p text:style-name="P11">#ifndef ADUNARE_H</text:p>
      <text:p text:style-name="P11">#define ADUNARE_H</text:p>
      <text:p text:style-name="P11"/>
      <text:p text:style-name="P11">#endif</text:p>
      <text:p text:style-name="P11"/>
      <text:h text:style-name="Heading_20_1" text:outline-level="1" text:is-list-header="true"><text:bookmark-start text:name="__RefHeading___Toc6883_656187496"/>b) Proiect cu funcția main <text:span text:style-name="T7">scrisă</text:span> în asamblare care apelează <text:span text:style-name="T7">mai multe funcții scrise în limbajul C</text:span><text:bookmark-end text:name="__RefHeading___Toc6883_656187496"/></text:h>
      <text:p text:style-name="Text_20_body"/>
      <text:h text:style-name="Heading_20_2" text:outline-level="2"><text:bookmark-start text:name="__RefHeading___Toc6433_1019037488"/>Realizarea proiectului pentru a obține o bibliotecă cu funcțiile scrise în <text:span text:style-name="T5">limbajul</text:span> <text:span text:style-name="T4">C</text:span><text:bookmark-end text:name="__RefHeading___Toc6433_1019037488"/></text:h>
      <text:h text:style-name="P19" text:outline-level="3"><text:bookmark-start text:name="__RefHeading___Toc6669_193648749"/>functie.c<text:bookmark-end text:name="__RefHeading___Toc6669_193648749"/></text:h>
      <text:p text:style-name="P13"/>
      <text:p text:style-name="P13">#include "scadere.h"</text:p>
      <text:p text:style-name="P13">int adunare(char a,char b){</text:p>
      <text:p text:style-name="P13"><text:s text:c="2"/>return a+b;</text:p>
      <text:p text:style-name="P13">}</text:p>
      <text:p text:style-name="P13">char scadere(char a,char b){</text:p>
      <text:p text:style-name="P13"><text:s text:c="2"/>return a-b;</text:p>
      <text:p text:style-name="P13"><text:soft-page-break/>}</text:p>
      <text:h text:style-name="P19" text:outline-level="3"><text:bookmark-start text:name="__RefHeading___Toc6671_193648749"/>functie.lst<text:bookmark-end text:name="__RefHeading___Toc6671_193648749"/></text:h>
      <text:p text:style-name="P13"/>
      <text:p text:style-name="P13">###############################################################################</text:p>
      <text:p text:style-name="P13">#</text:p>
      <text:p text:style-name="P13"># IAR C/C++ Compiler V6.80.7.1083 for Atmel AVR <text:s text:c="10"/>17/Jan/2023 <text:s/>17:58:20</text:p>
      <text:p text:style-name="P13"># Copyright 1996-2016 IAR Systems AB.</text:p>
      <text:p text:style-name="P13"># Standalone license - IAR Embedded Workbench for Atmel AVR</text:p>
      <text:p text:style-name="P13">#</text:p>
      <text:p text:style-name="P13"># <text:s text:c="3"/>Source file <text:s/>= <text:s/></text:p>
      <text:p text:style-name="P13"># <text:s text:c="7"/>D:\TUIASI AC CTI\anul III\Structura si organizarea</text:p>
      <text:p text:style-name="P13"># <text:s text:c="7"/>calculatoarelor\Proiect\Spre complet\Bonus\Proiect pentru</text:p>
      <text:p text:style-name="P13"># <text:s text:c="7"/>biblioteca\functie.c</text:p>
      <text:p text:style-name="P13"># <text:s text:c="3"/>Command line = <text:s/></text:p>
      <text:p text:style-name="P13"># <text:s text:c="7"/>"D:\TUIASI AC CTI\anul III\Structura si organizarea</text:p>
      <text:p text:style-name="P13"># <text:s text:c="7"/>calculatoarelor\Proiect\Spre complet\Bonus\Proiect pentru</text:p>
      <text:p text:style-name="P13"># <text:s text:c="7"/>biblioteca\functie.c" --cpu=m16 -mt -o "D:\TUIASI AC CTI\anul</text:p>
      <text:p text:style-name="P13"># <text:s text:c="7"/>III\Structura si organizarea calculatoarelor\Proiect\Spre</text:p>
      <text:p text:style-name="P13"># <text:s text:c="7"/>complet\Bonus\Proiect pentru biblioteca\Debug\Obj" -lC "D:\TUIASI AC</text:p>
      <text:p text:style-name="P13"># <text:s text:c="7"/>CTI\anul III\Structura si organizarea calculatoarelor\Proiect\Spre</text:p>
      <text:p text:style-name="P13"><text:soft-page-break/># <text:s text:c="7"/>complet\Bonus\Proiect pentru biblioteca\Debug\List" -lB "D:\TUIASI AC</text:p>
      <text:p text:style-name="P13"># <text:s text:c="7"/>CTI\anul III\Structura si organizarea calculatoarelor\Proiect\Spre</text:p>
      <text:p text:style-name="P13"># <text:s text:c="7"/>complet\Bonus\Proiect pentru biblioteca\Debug\List"</text:p>
      <text:p text:style-name="P13"># <text:s text:c="7"/>--initializers_in_flash --no_cse --no_inline --no_code_motion</text:p>
      <text:p text:style-name="P13"># <text:s text:c="7"/>--no_cross_call --no_clustering --no_tbaa --debug</text:p>
      <text:p text:style-name="P13"># <text:s text:c="7"/>-DENABLE_BIT_DEFINITIONS -e --eeprom_size 512 --library_module -On</text:p>
      <text:p text:style-name="P13"># <text:s text:c="3"/>Locale <text:s text:c="6"/>= <text:s/>Romanian_Romania.1250</text:p>
      <text:p text:style-name="P13"># <text:s text:c="3"/>List file <text:s text:c="3"/>= <text:s/></text:p>
      <text:p text:style-name="P13"># <text:s text:c="7"/>D:\TUIASI AC CTI\anul III\Structura si organizarea</text:p>
      <text:p text:style-name="P13"># <text:s text:c="7"/>calculatoarelor\Proiect\Spre complet\Bonus\Proiect pentru</text:p>
      <text:p text:style-name="P13"># <text:s text:c="7"/>biblioteca\Debug\List\functie.lst</text:p>
      <text:p text:style-name="P13"># <text:s text:c="3"/>Object file <text:s/>= <text:s/></text:p>
      <text:p text:style-name="P13"># <text:s text:c="7"/>D:\TUIASI AC CTI\anul III\Structura si organizarea</text:p>
      <text:p text:style-name="P13"># <text:s text:c="7"/>calculatoarelor\Proiect\Spre complet\Bonus\Proiect pentru</text:p>
      <text:p text:style-name="P13"># <text:s text:c="7"/>biblioteca\Debug\Obj\functie.r90</text:p>
      <text:p text:style-name="P13">#</text:p>
      <text:p text:style-name="P13">###############################################################################</text:p>
      <text:p text:style-name="P13"/>
      <text:p text:style-name="P13">D:\TUIASI AC CTI\anul III\Structura si organizarea calculatoarelor\Proiect\Spre complet\Bonus\Proiect pentru biblioteca\functie.c</text:p>
      <text:p text:style-name="P13"><text:s text:c="6"/>1 <text:s text:c="9"/>#include "scadere.h"</text:p>
      <text:p text:style-name="P13"/>
      <text:p text:style-name="P13"><text:soft-page-break/><text:s text:c="3"/>\ <text:s text:c="32"/>In <text:s/>segment CODE, align 2, keep-with-next</text:p>
      <text:p text:style-name="P13"><text:s text:c="6"/>2 <text:s text:c="9"/>int adunare(char a,char b){</text:p>
      <text:p text:style-name="P13"><text:s text:c="3"/>\ <text:s text:c="20"/>adunare:</text:p>
      <text:p text:style-name="P13"><text:s text:c="6"/>3 <text:s text:c="11"/>return a+b;</text:p>
      <text:p text:style-name="P13"><text:s text:c="3"/>\ <text:s text:c="2"/>00000000 <text:s text:c="2"/>2F20 <text:s text:c="14"/>MOV <text:s text:c="4"/>R18, R16</text:p>
      <text:p text:style-name="P13"><text:s text:c="3"/>\ <text:s text:c="2"/>00000002 <text:s text:c="2"/>E030 <text:s text:c="14"/>LDI <text:s text:c="4"/>R19, 0</text:p>
      <text:p text:style-name="P13"><text:s text:c="3"/>\ <text:s text:c="2"/>00000004 <text:s text:c="2"/>2F41 <text:s text:c="14"/>MOV <text:s text:c="4"/>R20, R17</text:p>
      <text:p text:style-name="P13"><text:s text:c="3"/>\ <text:s text:c="2"/>00000006 <text:s text:c="2"/>E050 <text:s text:c="14"/>LDI <text:s text:c="4"/>R21, 0</text:p>
      <text:p text:style-name="P13"><text:s text:c="3"/>\ <text:s text:c="2"/>00000008 <text:s text:c="2"/>0F24 <text:s text:c="14"/>ADD <text:s text:c="4"/>R18, R20</text:p>
      <text:p text:style-name="P13"><text:s text:c="3"/>\ <text:s text:c="2"/>0000000A <text:s text:c="2"/>1F35 <text:s text:c="14"/>ADC <text:s text:c="4"/>R19, R21</text:p>
      <text:p text:style-name="P13"><text:s text:c="3"/>\ <text:s text:c="2"/>0000000C <text:s text:c="2"/>0189 <text:s text:c="14"/>MOVW <text:s text:c="3"/>R17:R16, R19:R18</text:p>
      <text:p text:style-name="P13"><text:s text:c="3"/>\ <text:s text:c="2"/>0000000E <text:s text:c="2"/>9508 <text:s text:c="14"/>RET</text:p>
      <text:p text:style-name="P13"><text:s text:c="6"/>4 <text:s text:c="9"/>}</text:p>
      <text:p text:style-name="P13"/>
      <text:p text:style-name="P13"><text:s text:c="3"/>\ <text:s text:c="32"/>In <text:s/>segment CODE, align 2, keep-with-next</text:p>
      <text:p text:style-name="P13"><text:s text:c="6"/>5 <text:s text:c="9"/>char scadere(char a,char b){</text:p>
      <text:p text:style-name="P13"><text:s text:c="3"/>\ <text:s text:c="20"/>scadere:</text:p>
      <text:p text:style-name="P13"><text:s text:c="6"/>6 <text:s text:c="11"/>return a-b;</text:p>
      <text:p text:style-name="P13"><text:s text:c="3"/>\ <text:s text:c="2"/>00000000 <text:s text:c="2"/>1B01 <text:s text:c="14"/>SUB <text:s text:c="4"/>R16, R17</text:p>
      <text:p text:style-name="P13"><text:s text:c="3"/>\ <text:s text:c="2"/>00000002 <text:s text:c="2"/>9508 <text:s text:c="14"/>RET</text:p>
      <text:p text:style-name="P13"><text:s text:c="6"/>7 <text:s text:c="9"/>}</text:p>
      <text:p text:style-name="P13"/>
      <text:p text:style-name="P13"><text:s text:c="3"/>Maximum stack usage in bytes:</text:p>
      <text:p text:style-name="P13"/>
      <text:p text:style-name="P13"><text:s text:c="3"/>RSTACK Function</text:p>
      <text:p text:style-name="P13"><text:s text:c="3"/>------ --------</text:p>
      <text:p text:style-name="P13"><text:soft-page-break/><text:s text:c="6"/>2 <text:s text:c="2"/>adunare</text:p>
      <text:p text:style-name="P13"><text:s text:c="6"/>2 <text:s text:c="2"/>scadere</text:p>
      <text:p text:style-name="P13"/>
      <text:p text:style-name="P13"/>
      <text:p text:style-name="P13"><text:s text:c="3"/>Segment part sizes:</text:p>
      <text:p text:style-name="P13"/>
      <text:p text:style-name="P13"><text:s text:c="3"/>Bytes <text:s/>Function/Label</text:p>
      <text:p text:style-name="P13"><text:s text:c="3"/>----- <text:s/>--------------</text:p>
      <text:p text:style-name="P13"><text:s text:c="6"/>16 <text:s/>adunare</text:p>
      <text:p text:style-name="P13"><text:s text:c="7"/>4 <text:s/>scadere</text:p>
      <text:p text:style-name="P13"/>
      <text:p text:style-name="P13"><text:s/></text:p>
      <text:p text:style-name="P13"><text:s/>20 bytes in segment CODE</text:p>
      <text:p text:style-name="P13"><text:s/></text:p>
      <text:p text:style-name="P13"><text:s/>20 bytes of CODE memory</text:p>
      <text:p text:style-name="P13"/>
      <text:p text:style-name="P13">Errors: none</text:p>
      <text:p text:style-name="P13">Warnings: none</text:p>
      <text:p text:style-name="P13"/>
      <text:h text:style-name="P19" text:outline-level="3"><text:bookmark-start text:name="__RefHeading___Toc6673_193648749"/>functie.s90<text:bookmark-end text:name="__RefHeading___Toc6673_193648749"/></text:h>
      <text:p text:style-name="P13"/>
      <text:p text:style-name="P13">///////////////////////////////////////////////////////////////////////////////</text:p>
      <text:p text:style-name="P13">//</text:p>
      <text:p text:style-name="P13">// IAR C/C++ Compiler V6.80.7.1083 for Atmel AVR <text:s text:c="9"/>17/Jan/2023 <text:s/>17:58:20</text:p>
      <text:p text:style-name="P13">// Copyright 1996-2016 IAR Systems AB.</text:p>
      <text:p text:style-name="P13"><text:soft-page-break/>// Standalone license - IAR Embedded Workbench for Atmel AVR</text:p>
      <text:p text:style-name="P13">//</text:p>
      <text:p text:style-name="P13">// <text:s text:c="3"/>Source file <text:s/>= <text:s/></text:p>
      <text:p text:style-name="P13">// <text:s text:c="7"/>D:\TUIASI AC CTI\anul III\Structura si organizarea</text:p>
      <text:p text:style-name="P13">// <text:s text:c="7"/>calculatoarelor\Proiect\Spre complet\Bonus\Proiect pentru</text:p>
      <text:p text:style-name="P13">// <text:s text:c="7"/>biblioteca\functie.c</text:p>
      <text:p text:style-name="P13">// <text:s text:c="3"/>Command line = <text:s/></text:p>
      <text:p text:style-name="P13">// <text:s text:c="7"/>"D:\TUIASI AC CTI\anul III\Structura si organizarea</text:p>
      <text:p text:style-name="P13">// <text:s text:c="7"/>calculatoarelor\Proiect\Spre complet\Bonus\Proiect pentru</text:p>
      <text:p text:style-name="P13">// <text:s text:c="7"/>biblioteca\functie.c" --cpu=m16 -mt -o "D:\TUIASI AC CTI\anul</text:p>
      <text:p text:style-name="P13">// <text:s text:c="7"/>III\Structura si organizarea calculatoarelor\Proiect\Spre</text:p>
      <text:p text:style-name="P13">// <text:s text:c="7"/>complet\Bonus\Proiect pentru biblioteca\Debug\Obj" -lC "D:\TUIASI AC</text:p>
      <text:p text:style-name="P13">// <text:s text:c="7"/>CTI\anul III\Structura si organizarea calculatoarelor\Proiect\Spre</text:p>
      <text:p text:style-name="P13">// <text:s text:c="7"/>complet\Bonus\Proiect pentru biblioteca\Debug\List" -lB "D:\TUIASI AC</text:p>
      <text:p text:style-name="P13">// <text:s text:c="7"/>CTI\anul III\Structura si organizarea calculatoarelor\Proiect\Spre</text:p>
      <text:p text:style-name="P13">// <text:s text:c="7"/>complet\Bonus\Proiect pentru biblioteca\Debug\List"</text:p>
      <text:p text:style-name="P13">// <text:s text:c="7"/>--initializers_in_flash --no_cse --no_inline --no_code_motion</text:p>
      <text:p text:style-name="P13">// <text:s text:c="7"/>--no_cross_call --no_clustering --no_tbaa --debug</text:p>
      <text:p text:style-name="P13">// <text:s text:c="7"/>-DENABLE_BIT_DEFINITIONS -e --eeprom_size 512 --library_module -On</text:p>
      <text:p text:style-name="P13">// <text:s text:c="3"/>Locale <text:s text:c="6"/>= <text:s/>Romanian_Romania.1250</text:p>
      <text:p text:style-name="P13"><text:soft-page-break/>// <text:s text:c="3"/>List file <text:s text:c="3"/>= <text:s/></text:p>
      <text:p text:style-name="P13">// <text:s text:c="7"/>D:\TUIASI AC CTI\anul III\Structura si organizarea</text:p>
      <text:p text:style-name="P13">// <text:s text:c="7"/>calculatoarelor\Proiect\Spre complet\Bonus\Proiect pentru</text:p>
      <text:p text:style-name="P13">// <text:s text:c="7"/>biblioteca\Debug\List\functie.s90</text:p>
      <text:p text:style-name="P13">//</text:p>
      <text:p text:style-name="P13">///////////////////////////////////////////////////////////////////////////////</text:p>
      <text:p text:style-name="P13"/>
      <text:p text:style-name="P13"><text:s text:c="8"/>MODULE functie</text:p>
      <text:p text:style-name="P13"/>
      <text:p text:style-name="P13"><text:s text:c="8"/>RSEG CSTACK:DATA:NOROOT(0)</text:p>
      <text:p text:style-name="P13"><text:s text:c="8"/>RSEG RSTACK:DATA:NOROOT(0)</text:p>
      <text:p text:style-name="P13"/>
      <text:p text:style-name="P13"><text:s text:c="8"/>PUBWEAK __?EEARH</text:p>
      <text:p text:style-name="P13"><text:s text:c="8"/>PUBWEAK __?EEARL</text:p>
      <text:p text:style-name="P13"><text:s text:c="8"/>PUBWEAK __?EECR</text:p>
      <text:p text:style-name="P13"><text:s text:c="8"/>PUBWEAK __?EEDR</text:p>
      <text:p text:style-name="P13"><text:s text:c="8"/>PUBLIC adunare</text:p>
      <text:p text:style-name="P13"><text:s text:c="8"/>PUBLIC scadere</text:p>
      <text:p text:style-name="P13"/>
      <text:p text:style-name="P13">// D:\TUIASI AC CTI\anul III\Structura si organizarea calculatoarelor\Proiect\Spre complet\Bonus\Proiect pentru biblioteca\functie.c</text:p>
      <text:p text:style-name="P13">// <text:s text:c="3"/>1 #include "scadere.h"</text:p>
      <text:p text:style-name="P13"/>
      <text:p text:style-name="P13"><text:s text:c="8"/>RSEG CODE:CODE:NOROOT(1)</text:p>
      <text:p text:style-name="P13">// <text:s text:c="3"/>2 int adunare(char a,char b){</text:p>
      <text:p text:style-name="P13"><text:soft-page-break/>adunare:</text:p>
      <text:p text:style-name="P13">// <text:s text:c="3"/>3 <text:s text:c="2"/>return a+b;</text:p>
      <text:p text:style-name="P13"><text:s text:c="8"/>MOV <text:s text:c="4"/>R18, R16</text:p>
      <text:p text:style-name="P13"><text:s text:c="8"/>LDI <text:s text:c="4"/>R19, 0</text:p>
      <text:p text:style-name="P13"><text:s text:c="8"/>MOV <text:s text:c="4"/>R20, R17</text:p>
      <text:p text:style-name="P13"><text:s text:c="8"/>LDI <text:s text:c="4"/>R21, 0</text:p>
      <text:p text:style-name="P13"><text:s text:c="8"/>ADD <text:s text:c="4"/>R18, R20</text:p>
      <text:p text:style-name="P13"><text:s text:c="8"/>ADC <text:s text:c="4"/>R19, R21</text:p>
      <text:p text:style-name="P13"><text:s text:c="8"/>MOVW <text:s text:c="3"/>R17:R16, R19:R18</text:p>
      <text:p text:style-name="P13"><text:s text:c="8"/>RET</text:p>
      <text:p text:style-name="P13">// <text:s text:c="3"/>4 }</text:p>
      <text:p text:style-name="P13"/>
      <text:p text:style-name="P13"><text:s text:c="8"/>RSEG CODE:CODE:NOROOT(1)</text:p>
      <text:p text:style-name="P13">// <text:s text:c="3"/>5 char scadere(char a,char b){</text:p>
      <text:p text:style-name="P13">scadere:</text:p>
      <text:p text:style-name="P13">// <text:s text:c="3"/>6 <text:s text:c="2"/>return a-b;</text:p>
      <text:p text:style-name="P13"><text:s text:c="8"/>SUB <text:s text:c="4"/>R16, R17</text:p>
      <text:p text:style-name="P13"><text:s text:c="8"/>RET</text:p>
      <text:p text:style-name="P13">// <text:s text:c="3"/>7 }</text:p>
      <text:p text:style-name="P13"/>
      <text:p text:style-name="P13"><text:s text:c="8"/>ASEGN ABSOLUTE:DATA:NOROOT,01cH</text:p>
      <text:p text:style-name="P13">__?EECR:</text:p>
      <text:p text:style-name="P13"/>
      <text:p text:style-name="P13"><text:s text:c="8"/>ASEGN ABSOLUTE:DATA:NOROOT,01dH</text:p>
      <text:p text:style-name="P13">__?EEDR:</text:p>
      <text:p text:style-name="P13"/>
      <text:p text:style-name="P13"><text:s text:c="8"/>ASEGN ABSOLUTE:DATA:NOROOT,01eH</text:p>
      <text:p text:style-name="P13"><text:soft-page-break/>__?EEARL:</text:p>
      <text:p text:style-name="P13"/>
      <text:p text:style-name="P13"><text:s text:c="8"/>ASEGN ABSOLUTE:DATA:NOROOT,01fH</text:p>
      <text:p text:style-name="P13">__?EEARH:</text:p>
      <text:p text:style-name="P13"/>
      <text:p text:style-name="P13"><text:s text:c="8"/>END</text:p>
      <text:p text:style-name="P13">// </text:p>
      <text:p text:style-name="P13">// 20 bytes in segment CODE</text:p>
      <text:p text:style-name="P13">// </text:p>
      <text:p text:style-name="P13">// 20 bytes of CODE memory</text:p>
      <text:p text:style-name="P13">//</text:p>
      <text:p text:style-name="P13">//Errors: none</text:p>
      <text:p text:style-name="P13">//Warnings: none</text:p>
      <text:p text:style-name="P13"/>
      <text:h text:style-name="P20" text:outline-level="3"><text:bookmark-start text:name="__RefHeading___Toc6675_193648749"/>scadere.h<text:bookmark-end text:name="__RefHeading___Toc6675_193648749"/></text:h>
      <text:p text:style-name="P6"/>
      <text:p text:style-name="P6">#ifndef SCADERE_H</text:p>
      <text:p text:style-name="P6">#define SCADERE_H</text:p>
      <text:p text:style-name="P6"/>
      <text:p text:style-name="P6">#endif</text:p>
      <text:p text:style-name="P13"/>
      <text:h text:style-name="Heading_20_2" text:outline-level="2"><text:bookmark-start text:name="__RefHeading___Toc6814_1019037488"/>Proiectul principal<text:bookmark-end text:name="__RefHeading___Toc6814_1019037488"/></text:h>
      <text:p text:style-name="Text_20_body"/>
      <text:h text:style-name="P20" text:outline-level="3"><text:bookmark-start text:name="__RefHeading___Toc6677_193648749"/>asm.s90<text:bookmark-end text:name="__RefHeading___Toc6677_193648749"/></text:h>
      <text:p text:style-name="P6"/>
      <text:p text:style-name="P6"><text:s text:c="8"/>NAME <text:s text:c="3"/>main</text:p>
      <text:p text:style-name="P6"><text:soft-page-break/><text:s text:c="8"/>#include "scadere.h"</text:p>
      <text:p text:style-name="P6"><text:s text:c="8"/>PUBLIC <text:s/>main</text:p>
      <text:p text:style-name="P6"><text:s text:c="8"/>EXTERN scadere,adunare</text:p>
      <text:p text:style-name="P6"><text:s text:c="8"/>ORG $0</text:p>
      <text:p text:style-name="P6"><text:s text:c="8"/>RJMP <text:s text:c="3"/>main</text:p>
      <text:p text:style-name="P6"><text:s text:c="8"/></text:p>
      <text:p text:style-name="P6"><text:s text:c="8"/>RSEG <text:s text:c="3"/>CODE</text:p>
      <text:p text:style-name="P6">main <text:s text:c="3"/>LDI R16,1</text:p>
      <text:p text:style-name="P6"><text:s text:c="8"/>LDI R17,2</text:p>
      <text:p text:style-name="P6"><text:s text:c="8"/>RCALL scadere</text:p>
      <text:p text:style-name="P6"><text:s text:c="8"/>LDI R16,255</text:p>
      <text:p text:style-name="P6"><text:s text:c="8"/>LDI R17,2</text:p>
      <text:p text:style-name="P6"><text:s text:c="8"/>RCALL adunare</text:p>
      <text:p text:style-name="P6"><text:s text:c="8"/>RJMP main</text:p>
      <text:p text:style-name="P6"><text:s text:c="8"/>END <text:s text:c="4"/>main <text:s text:c="5"/></text:p>
      <text:p text:style-name="P6"/>
      <text:h text:style-name="Heading_20_3" text:outline-level="3"><text:bookmark-start text:name="__RefHeading___Toc6679_193648749"/>asm.lst<text:bookmark-end text:name="__RefHeading___Toc6679_193648749"/></text:h>
      <text:p text:style-name="P6"/>
      <text:p text:style-name="P6">###############################################################################</text:p>
      <text:p text:style-name="P6"># <text:s text:c="76"/>#</text:p>
      <text:p text:style-name="P6"># <text:s text:c="4"/>IAR Assembler V6.80.1.1057/W32 for Atmel AVR 17/Jan/2023 <text:s/>11:35:31 <text:s text:c="5"/>#</text:p>
      <text:p text:style-name="P6"># <text:s text:c="4"/>Copyright 2016 IAR Systems AB. <text:s text:c="41"/>#</text:p>
      <text:p text:style-name="P6"># <text:s text:c="76"/>#</text:p>
      <text:p text:style-name="P6"><text:soft-page-break/># <text:s text:c="10"/>Target option = <text:s/>Relative jumps do not wrap <text:s text:c="22"/>#</text:p>
      <text:p text:style-name="P6"># <text:s text:c="10"/>Source file <text:s text:c="2"/>= <text:s/>D:\TUIASI AC CTI\anul III\Structura si organizarea calculatoarelor\Proiect\Spre complet\Bonus\Proiect cu main\asm.s90#</text:p>
      <text:p text:style-name="P6"># <text:s text:c="10"/>List file <text:s text:c="4"/>= <text:s/>D:\TUIASI AC CTI\anul III\Structura si organizarea calculatoarelor\Proiect\Spre complet\Bonus\Proiect cu main\Debug\List\asm.lst#</text:p>
      <text:p text:style-name="P6"># <text:s text:c="10"/>Object file <text:s text:c="2"/>= <text:s/>D:\TUIASI AC CTI\anul III\Structura si organizarea calculatoarelor\Proiect\Spre complet\Bonus\Proiect cu main\Debug\Obj\asm.r90#</text:p>
      <text:p text:style-name="P6"># <text:s text:c="10"/>Command line <text:s/>= <text:s/>D:\TUIASI AC CTI\anul III\Structura si organizarea calculatoarelor\Proiect\Spre complet\Bonus\Proiect cu main\asm.s90 #</text:p>
      <text:p text:style-name="P6"># <text:s text:c="27"/>-v3 <text:s text:c="45"/>#</text:p>
      <text:p text:style-name="P6"># <text:s text:c="27"/>-OD:\TUIASI AC CTI\anul III\Structura si organizarea calculatoarelor\Proiect\Spre complet\Bonus\Proiect cu main\Debug\Obj #</text:p>
      <text:p text:style-name="P6"># <text:s text:c="27"/>-s+ -w+ -r -M&lt;&gt; <text:s text:c="33"/>#</text:p>
      <text:p text:style-name="P6"># <text:s text:c="27"/>-LD:\TUIASI AC CTI\anul III\Structura si organizarea calculatoarelor\Proiect\Spre complet\Bonus\Proiect cu main\Debug\List #</text:p>
      <text:p text:style-name="P6"># <text:s text:c="27"/>-cAOM -i -B -t8 -u_enhancedCore <text:s text:c="17"/>#</text:p>
      <text:p text:style-name="P6"># <text:s text:c="27"/>-D__HAS_ENHANCED_CORE__=1 -D__HAS_MUL__=1 <text:s text:c="7"/>#</text:p>
      <text:p text:style-name="P6"># <text:s text:c="27"/>-IC:\Program Files (x86)\IAR Systems\Embedded Workbench 6.80.8\avr\INC\ #</text:p>
      <text:p text:style-name="P6"># <text:s text:c="27"/>-D__MEMORY_MODEL__=1 -D__ATmega16__=1 <text:s text:c="11"/>#</text:p>
      <text:p text:style-name="P6"><text:soft-page-break/># <text:s text:c="76"/>#</text:p>
      <text:p text:style-name="P6">###############################################################################</text:p>
      <text:p text:style-name="P6"/>
      <text:p text:style-name="P6"><text:s text:c="6"/>1 <text:s text:c="3"/>00000000 <text:s text:c="21"/>NAME <text:s text:c="3"/>main</text:p>
      <text:p text:style-name="P6"><text:s text:c="6"/>2 <text:s text:c="3"/>00000000 <text:s text:c="21"/>#include "scadere.h"</text:p>
      <text:p text:style-name="P6"><text:s text:c="6"/>1 <text:s text:c="3"/>00000000 <text:s text:c="13"/>#ifndef SCADERE_H</text:p>
      <text:p text:style-name="P6"><text:s text:c="6"/>2 <text:s text:c="3"/>00000000 <text:s text:c="13"/>#define SCADERE_H</text:p>
      <text:p text:style-name="P6"><text:s text:c="6"/>3 <text:s text:c="3"/>00000000 <text:s text:c="13"/></text:p>
      <text:p text:style-name="P6"><text:s text:c="6"/>4 <text:s text:c="3"/>00000000 <text:s text:c="13"/>#endif</text:p>
      <text:p text:style-name="P6"><text:s text:c="6"/>3 <text:s text:c="3"/>00000000 <text:s text:c="21"/>PUBLIC <text:s/>main</text:p>
      <text:p text:style-name="P6"><text:s text:c="6"/>4 <text:s text:c="3"/>00000000 <text:s text:c="21"/>EXTERN scadere,adunare</text:p>
      <text:p text:style-name="P6"><text:s text:c="6"/>5 <text:s text:c="3"/>00000000 <text:s text:c="21"/>ORG $0</text:p>
      <text:p text:style-name="P6"><text:s text:c="6"/>6 <text:s text:c="3"/>00000000 .... <text:s text:c="16"/>RJMP <text:s text:c="3"/>main</text:p>
      <text:p text:style-name="P6"><text:s text:c="6"/>7 <text:s text:c="3"/>00000002 <text:s text:c="21"/></text:p>
      <text:p text:style-name="P6"><text:s text:c="6"/>8 <text:s text:c="3"/>00000000 <text:s text:c="21"/>RSEG <text:s text:c="3"/>CODE</text:p>
      <text:p text:style-name="P6"><text:s text:c="6"/>9 <text:s text:c="3"/>00000000 E001 <text:s text:c="8"/>main <text:s text:c="3"/>LDI R16,1</text:p>
      <text:p text:style-name="P6"><text:s text:c="5"/>10 <text:s text:c="3"/>00000002 E012 <text:s text:c="16"/>LDI R17,2</text:p>
      <text:p text:style-name="P6"><text:s text:c="5"/>11 <text:s text:c="3"/>00000004 .... <text:s text:c="16"/>RCALL scadere</text:p>
      <text:p text:style-name="P6"><text:s text:c="5"/>12 <text:s text:c="3"/>00000006 EF0F <text:s text:c="16"/>LDI R16,255</text:p>
      <text:p text:style-name="P6"><text:s text:c="5"/>13 <text:s text:c="3"/>00000008 E012 <text:s text:c="16"/>LDI R17,2</text:p>
      <text:p text:style-name="P6"><text:s text:c="5"/>14 <text:s text:c="3"/>0000000A .... <text:s text:c="16"/>RCALL adunare</text:p>
      <text:p text:style-name="P6"><text:s text:c="5"/>15 <text:s text:c="3"/>0000000C CFF9 <text:s text:c="16"/>RJMP main</text:p>
      <text:p text:style-name="P6"><text:s text:c="5"/>16 <text:s text:c="3"/>0000000E <text:s text:c="21"/>END <text:s text:c="4"/>main <text:s text:c="5"/></text:p>
      <text:p text:style-name="P6">##############################</text:p>
      <text:p text:style-name="P6"># <text:s text:c="9"/>CRC:298F <text:s text:c="9"/>#</text:p>
      <text:p text:style-name="P6"># <text:s text:c="7"/>Errors: <text:s text:c="2"/>0 <text:s text:c="8"/>#</text:p>
      <text:p text:style-name="P6"><text:soft-page-break/># <text:s text:c="7"/>Warnings: 0 <text:s text:c="8"/>#</text:p>
      <text:p text:style-name="P6"># <text:s text:c="8"/>Bytes: 16 <text:s text:c="9"/>#</text:p>
      <text:p text:style-name="P6">##############################</text:p>
      <text:p text:style-name="P6"/>
      <text:p text:style-name="P6"/>
      <text:p text:style-name="P6"/>
      <text:p text:style-name="P6"/>
      <text:h text:style-name="P21" text:outline-level="3" text:is-list-header="true"><text:bookmark-start text:name="__RefHeading___Toc6681_193648749"/>scadere.h<text:bookmark-end text:name="__RefHeading___Toc6681_193648749"/></text:h>
      <text:p text:style-name="P6"/>
      <text:p text:style-name="P6">#ifndef SCADERE_H</text:p>
      <text:p text:style-name="P6">#define SCADERE_H</text:p>
      <text:p text:style-name="P6"/>
      <text:p text:style-name="P6">#endi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Courier New1" fo:font-family="'Courier New'" style:font-style-name="Regular" style:font-family-generic="modern" style:font-pitch="fixed" fo:font-size="13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1" fo:font-family="'Times New Roman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1" fo:font-family="'Times New Roman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7T17:37:20.711000000</meta:creation-date>
    <dc:date>2023-01-17T18:24:59.058000000</dc:date>
    <meta:editing-duration>PT47M31S</meta:editing-duration>
    <meta:editing-cycles>16</meta:editing-cycles>
    <meta:generator>LibreOffice/7.4.2.3$Windows_x86 LibreOffice_project/382eef1f22670f7f4118c8c2dd222ec7ad009daf</meta:generator>
    <meta:document-statistic meta:table-count="0" meta:image-count="0" meta:object-count="0" meta:page-count="31" meta:paragraph-count="593" meta:word-count="2485" meta:character-count="26068" meta:non-whitespace-character-count="17066"/>
  </office:meta>
</office:document-meta>
</file>